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fill-color="#0096d4"/>
    </style:style>
    <style:style style:name="gr2" style:family="graphic" style:parent-style-name="standard">
      <style:graphic-properties draw:stroke="none" svg:stroke-width="0cm" draw:fill-color="#00b4ff"/>
    </style:style>
    <style:style style:name="gr3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7" style:family="graphic" style:parent-style-name="standard">
      <style:graphic-properties svg:stroke-width="0.1cm" svg:stroke-color="#fffff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4.985cm" svg:y="-4.938cm"/>
          <draw:glue-point draw:id="5" svg:x="2.493cm" svg:y="5.043cm"/>
          <draw:glue-point draw:id="6" svg:x="-5.003cm" svg:y="-0.173cm"/>
          <draw:glue-point draw:id="7" svg:x="5.006cm" svg:y="-4.979cm"/>
          <draw:glue-point draw:id="8" svg:x="1.87cm" svg:y="-1.262cm"/>
          <draw:polygon draw:style-name="gr1" draw:layer="layout" svg:width="2.934cm" svg:height="1.014cm" svg:x="0.008cm" svg:y="0.956cm" svg:viewBox="0 0 2935 1015" draw:points="0,1015 2935,1015 2935,0 0,0">
            <text:p/>
          </draw:polygon>
          <draw:polygon draw:style-name="gr2" draw:layer="layout" svg:width="3.923cm" svg:height="0.961cm" svg:x="0cm" svg:y="0cm" svg:viewBox="0 0 3924 962" draw:points="0,962 1185,0 3924,0 2939,962">
            <text:p/>
          </draw:polygon>
          <draw:polyline draw:style-name="gr3" draw:layer="layout" svg:width="3.923cm" svg:height="0.961cm" svg:x="0cm" svg:y="0cm" svg:viewBox="0 0 3924 962" draw:points="0,962 1185,0 3924,0 2939,962 0,962">
            <text:p/>
          </draw:polyline>
          <draw:polygon draw:style-name="gr4" draw:layer="layout" svg:width="0.981cm" svg:height="1.998cm" svg:x="2.94cm" svg:y="0.002cm" svg:viewBox="0 0 982 1999" draw:points="0,1999 981,939 982,0 0,958">
            <text:p/>
          </draw:polygon>
          <draw:polyline draw:style-name="gr3" draw:layer="layout" svg:width="0.981cm" svg:height="1.998cm" svg:x="2.94cm" svg:y="0.002cm" svg:viewBox="0 0 982 1999" draw:points="0,1999 981,939 982,0 0,958 0,1999">
            <text:p/>
          </draw:polyline>
          <draw:polygon draw:style-name="gr5" draw:layer="layout" svg:width="1.06cm" svg:height="0.201cm" svg:x="0.66cm" svg:y="0.63cm" svg:viewBox="0 0 1061 202" draw:points="1061,81 1004,128 272,128 198,202 0,115 399,0 328,81">
            <text:p/>
          </draw:polygon>
          <draw:polygon draw:style-name="gr5" draw:layer="layout" svg:width="1.06cm" svg:height="0.201cm" svg:x="1.235cm" svg:y="0.27cm" svg:viewBox="0 0 1061 202" draw:points="1061,81 1004,128 272,128 198,202 0,115 400,0 329,81">
            <text:p/>
          </draw:polygon>
          <draw:polygon draw:style-name="gr5" draw:layer="layout" svg:width="1.06cm" svg:height="0.201cm" svg:x="1.849cm" svg:y="0.464cm" svg:viewBox="0 0 1061 202" draw:points="0,120 56,73 788,73 862,0 1061,86 661,202 732,120">
            <text:p/>
          </draw:polygon>
          <draw:polygon draw:style-name="gr5" draw:layer="layout" svg:width="1.06cm" svg:height="0.201cm" svg:x="2.229cm" svg:y="0.105cm" svg:viewBox="0 0 1061 202" draw:points="0,120 56,73 788,73 862,0 1061,86 661,202 732,120">
            <text:p/>
          </draw:polygon>
          <draw:polygon draw:style-name="gr6" draw:layer="layout" svg:width="0.69cm" svg:height="0.69cm" svg:x="2.101cm" svg:y="1.103cm" svg:viewBox="0 0 691 691" draw:points="0,691 691,691 691,0 0,0">
            <text:p/>
          </draw:polygon>
          <draw:polyline draw:style-name="gr3" draw:layer="layout" svg:width="0.69cm" svg:height="0.69cm" svg:x="2.101cm" svg:y="1.103cm" svg:viewBox="0 0 691 691" draw:points="0,691 691,691 691,0 0,0 0,691">
            <text:p/>
          </draw:polyline>
          <draw:path draw:style-name="gr6" draw:layer="layout" svg:width="1.507cm" svg:height="0.594cm" svg:x="0.223cm" svg:y="1.173cm" svg:viewBox="0 0 1508 595" svg:d="m773 591c417-27 745-181 735-343-11-162-357-271-774-244-416 27-744 181-734 343s356 272 773 244z">
            <text:p/>
          </draw:path>
          <draw:path draw:style-name="gr7" draw:layer="layout" svg:width="1.507cm" svg:height="0.594cm" svg:x="0.223cm" svg:y="1.173cm" svg:viewBox="0 0 1508 595" svg:d="m773 591c417-27 745-181 735-343-11-162-357-271-774-244-416 27-744 181-734 343s356 272 773 244">
            <text:p/>
          </draw:path>
          <draw:polygon draw:style-name="gr5" draw:layer="layout" svg:width="0.551cm" svg:height="0.159cm" svg:x="0.314cm" svg:y="1.362cm" svg:viewBox="0 0 552 160" draw:points="483,5 552,89 320,160 368,113 0,75 87,0 442,37 483,0">
            <text:p/>
          </draw:polygon>
          <draw:polygon draw:style-name="gr5" draw:layer="layout" svg:width="0.533cm" svg:height="0.15cm" svg:x="1.094cm" svg:y="1.422cm" svg:viewBox="0 0 534 151" draw:points="48,151 0,56 210,0 175,35 534,72 454,146 96,103">
            <text:p/>
          </draw:polygon>
          <draw:polygon draw:style-name="gr5" draw:layer="layout" svg:width="0.281cm" svg:height="0.198cm" svg:x="0.97cm" svg:y="1.222cm" svg:viewBox="0 0 282 199" draw:points="38,80 273,0 282,102 221,94 111,199 0,189 113,87 38,86">
            <text:p/>
          </draw:polygon>
          <draw:polygon draw:style-name="gr5" draw:layer="layout" svg:width="0.295cm" svg:height="0.209cm" svg:x="0.692cm" svg:y="1.523cm" svg:viewBox="0 0 296 210" draw:points="239,152 15,210 0,105 65,115 183,0 296,12 169,138 239,153">
            <text:p/>
          </draw:polygon>
          <draw:polygon draw:style-name="gr5" draw:layer="layout" svg:width="0.591cm" svg:height="0.616cm" svg:x="2.159cm" svg:y="1.154cm" svg:viewBox="0 0 592 617" draw:points="0,0 180,0 296,477 411,0 592,0 386,617 205,61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atalyst Access Gateway</dc:title>
    <meta:creation-date>2011-02-07T16:36:36</meta:creation-date>
    <meta:editing-duration>P0D</meta:editing-duration>
    <meta:editing-cycles>1</meta:editing-cycles>
    <meta:document-statistic meta:object-count="19"/>
    <meta:generator>OpenOffice.org/3.3$Linux OpenOffice.org_project/330m20$Build-9567</meta:generator>
  </office:meta>
</office:document-meta>
</file>